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>
      <style:paragraph-properties style:vertical-align="auto" fo:margin-top="0.0694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3" style:parent-style-name="Normal" style:family="paragraph">
      <style:paragraph-properties style:vertical-align="auto" fo:margin-top="0.0694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4" style:parent-style-name="Normal" style:family="paragraph">
      <style:paragraph-properties style:vertical-align="auto" fo:margin-top="0.0694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5" style:parent-style-name="Normal" style:list-style-name="LFO1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6" style:parent-style-name="Normal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7" style:parent-style-name="Normal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8" style:parent-style-name="Normal" style:list-style-name="LFO1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9" style:parent-style-name="Normal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10" style:parent-style-name="Normal" style:list-style-name="LFO1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11" style:parent-style-name="Normal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12" style:parent-style-name="Normal" style:list-style-name="LFO1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13" style:parent-style-name="Normal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14" style:parent-style-name="Normal" style:list-style-name="LFO1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15" style:parent-style-name="Normal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16" style:parent-style-name="Normal" style:list-style-name="LFO1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P17" style:parent-style-name="Normal" style:family="paragraph">
      <style:paragraph-properties style:vertical-align="auto" fo:margin-top="0.0416in" fo:margin-bottom="0.0694in" fo:line-height="100%" fo:background-color="#0D1117"/>
      <style:text-properties style:font-name="Segoe UI" style:font-name-asian="Times New Roman" style:font-name-complex="Segoe UI" fo:color="#F0F6FC" fo:font-size="12pt" style:font-size-asian="12pt" style:font-size-complex="12pt" style:language-asian="es" style:country-asian="ES" fo:hyphenate="true"/>
    </style:style>
    <style:style style:name="T18" style:parent-style-name="Fuentedepárrafopredeter." style:family="text">
      <style:text-properties style:font-name="Consolas" fo:color="#F0F6FC" fo:font-size="10pt" style:font-size-asian="10pt" style:font-size-complex="10pt"/>
    </style:style>
    <style:style style:name="T19" style:parent-style-name="Fuentedepárrafopredeter." style:family="text">
      <style:text-properties style:font-name="Consolas" fo:color="#000000" fo:font-size="10pt" style:font-size-asian="10pt" style:font-size-complex="10pt"/>
    </style:style>
    <style:style style:name="P20" style:parent-style-name="Normal" style:family="paragraph">
      <style:text-properties style:font-name="Consolas" fo:color="#000000" fo:font-size="10pt" style:font-size-asian="10pt" style:font-size-complex="10pt"/>
    </style:style>
    <style:style style:name="P21" style:parent-style-name="Normal" style:family="paragraph">
      <style:text-properties style:font-name="Consolas" fo:color="#000000" fo:font-size="10pt" style:font-size-asian="10pt" style:font-size-complex="10pt"/>
    </style:style>
    <style:style style:name="P22" style:parent-style-name="Normal" style:family="paragraph">
      <style:text-properties style:font-name="Consolas" fo:color="#000000" fo:font-size="10pt" style:font-size-asian="10pt" style:font-size-complex="10pt"/>
    </style:style>
    <style:style style:name="P23" style:parent-style-name="Normal" style:family="paragraph">
      <style:text-properties style:font-name="Consolas" fo:color="#000000" fo:font-size="10pt" style:font-size-asian="10pt" style:font-size-complex="10pt"/>
    </style:style>
    <style:style style:name="P24" style:parent-style-name="Normal" style:family="paragraph">
      <style:text-properties style:font-name="Consolas" fo:color="#000000" fo:font-size="10pt" style:font-size-asian="10pt" style:font-size-complex="10pt"/>
    </style:style>
    <style:style style:name="P25" style:parent-style-name="Normal" style:family="paragraph">
      <style:text-properties style:font-name="Consolas" fo:color="#000000" fo:font-size="10pt" style:font-size-asian="10pt" style:font-size-complex="10pt"/>
    </style:style>
    <style:style style:name="P26" style:parent-style-name="Normal" style:family="paragraph">
      <style:text-properties style:font-name="Consolas" fo:color="#000000" fo:font-size="10pt" style:font-size-asian="10pt" style:font-size-complex="10pt"/>
    </style:style>
    <style:style style:name="P27" style:parent-style-name="Normal" style:family="paragraph">
      <style:text-properties style:font-name="Consolas" fo:color="#000000" fo:font-size="10pt" style:font-size-asian="10pt" style:font-size-complex="10pt"/>
    </style:style>
    <style:style style:name="P28" style:parent-style-name="Normal" style:family="paragraph">
      <style:text-properties style:font-name="Consolas" fo:color="#000000" fo:font-size="10pt" style:font-size-asian="10pt" style:font-size-complex="10pt"/>
    </style:style>
    <style:style style:name="P29" style:parent-style-name="Normal" style:family="paragraph">
      <style:text-properties style:font-name="Consolas" fo:color="#000000" fo:font-size="10pt" style:font-size-asian="10pt" style:font-size-complex="10pt"/>
    </style:style>
    <style:style style:name="P30" style:parent-style-name="Normal" style:family="paragraph">
      <style:text-properties style:font-name="Consolas" fo:color="#000000" fo:font-size="10pt" style:font-size-asian="10pt" style:font-size-complex="10pt"/>
    </style:style>
    <style:style style:name="P31" style:parent-style-name="Normal" style:family="paragraph">
      <style:text-properties style:font-name="Consolas" fo:color="#000000" fo:font-size="10pt" style:font-size-asian="10pt" style:font-size-complex="10pt"/>
    </style:style>
    <style:style style:name="P32" style:parent-style-name="Normal" style:family="paragraph">
      <style:text-properties style:font-name="Consolas" fo:color="#000000" fo:font-size="10pt" style:font-size-asian="10pt" style:font-size-complex="10pt"/>
    </style:style>
    <style:style style:name="P33" style:parent-style-name="Normal" style:family="paragraph">
      <style:text-properties style:font-name="Consolas" fo:color="#000000" fo:font-size="10pt" style:font-size-asian="10pt" style:font-size-complex="10pt"/>
    </style:style>
    <style:style style:name="P34" style:parent-style-name="Normal" style:family="paragraph">
      <style:text-properties style:font-name="Consolas" fo:color="#000000" fo:font-size="10pt" style:font-size-asian="10pt" style:font-size-complex="10pt"/>
    </style:style>
    <style:style style:name="P35" style:parent-style-name="Normal" style:family="paragraph">
      <style:text-properties style:font-name="Consolas" fo:color="#000000" fo:font-size="10pt" style:font-size-asian="10pt" style:font-size-complex="10pt"/>
    </style:style>
    <style:style style:name="P36" style:parent-style-name="Normal" style:family="paragraph">
      <style:text-properties style:font-name="Consolas" fo:color="#000000" fo:font-size="10pt" style:font-size-asian="10pt" style:font-size-complex="10p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2">¿Cómo se inicializa un repositorio local? (que comando se debe ejecutar?)</text:p>
        </text:list-item>
      </text:list>
      <text:p text:style-name="P3">Con el comando git init podremos inicializar el repositorio local</text:p>
      <text:p text:style-name="P4"/>
      <text:list text:style-name="LFO1" text:continue-numbering="true">
        <text:list-item>
          <text:p text:style-name="P5">¿Cómo hago para que un directorio deje de ser controlado por git? (que comando se debe ejecutar?)</text:p>
        </text:list-item>
      </text:list>
      <text:p text:style-name="P6">Rm –rf .git se encargara de eliminarlos el reprositorio oculto</text:p>
      <text:p text:style-name="P7"/>
      <text:list text:style-name="LFO1" text:continue-numbering="true">
        <text:list-item>
          <text:p text:style-name="P8">Si agrego un archivo a un directorio que ya está siendo controlado por git, ¿está siendo controlado por git?</text:p>
        </text:list-item>
      </text:list>
      <text:p text:style-name="P9">Git add y no es inmediatamente</text:p>
      <text:list text:style-name="LFO1" text:continue-numbering="true">
        <text:list-item>
          <text:p text:style-name="P10">¿Qué comando se utiliza para agregar un archivo al repositorio local?</text:p>
        </text:list-item>
      </text:list>
      <text:p text:style-name="P11">Se utilizara el siguiente comando para agregar un archivo git add Ignacio_sanchez</text:p>
      <text:list text:style-name="LFO1" text:continue-numbering="true">
        <text:list-item>
          <text:p text:style-name="P12">¿Cómo determino que archivos fueron modificados? (que comando se debe ejecutar?)</text:p>
        </text:list-item>
      </text:list>
      <text:p text:style-name="P13">Git status nos dira los archivos que fueron modificon</text:p>
      <text:list text:style-name="LFO1" text:continue-numbering="true">
        <text:list-item>
          <text:p text:style-name="P14">¿Qué comando se utiliza para hacer un commit?</text:p>
        </text:list-item>
      </text:list>
      <text:p text:style-name="P15">Git commit –m “tu mensaje”</text:p>
      <text:list text:style-name="LFO1" text:continue-numbering="true">
        <text:list-item>
          <text:p text:style-name="P16">En sus propias palabras, ¿qué es un commit?</text:p>
        </text:list-item>
      </text:list>
      <text:p text:style-name="P17">Es una foto o un como un punto de guardado del proyecto</text:p>
      <text:soft-page-break/>
      <text:p text:style-name="Normal">3. la salida del comando del git status se encargara de guardarnos dentro del directorio nos mostrara el directorio actual <text:s/>después de haber salido del git status</text:p>
      <text:p text:style-name="Normal"/>
      <text:p text:style-name="Normal"/>
      <text:p text:style-name="Normal">5: cambia el<text:s/>mostrador de los archivos, después de haber ejecutado el git commit</text:p>
      <text:p text:style-name="Normal"/>
      <text:p text:style-name="Normal">9: el commit aparecerá en un orden cronológico el más reciente aparece primero y las más antiguos aparecen más abajo<text:s/></text:p>
      <text:p text:style-name="Normal"/>
      <text:p text:style-name="Normal"/>
      <text:p text:style-name="Normal">10.<text:span text:style-name="T18"><text:s/></text:span><text:span text:style-name="T19">git log –oneline :<text:s/></text:span></text:p>
      <text:p text:style-name="P20">1e5de08 (HEAD -&gt; main) Agrego mi sandwich.txt</text:p>
      <text:p text:style-name="P21">46fd28e Agrego salsas.txt</text:p>
      <text:p text:style-name="P22">27ae2d4 (origin/main, origin/HEAD) Update README.md</text:p>
      <text:p text:style-name="P23">f6afc25 Add files via upload</text:p>
      <text:p text:style-name="P24">9d8e0e2 Delete tallergitprog1-main directory</text:p>
      <text:p text:style-name="P25">88fecc1 Add files via upload</text:p>
      <text:p text:style-name="P26">3a7d285 Update estilos</text:p>
      <text:p text:style-name="P27">dac6aed Rename estilos.md to estilos</text:p>
      <text:p text:style-name="P28">b15c251 Update estilos.md</text:p>
      <text:p text:style-name="P29">4327ba9 Update and rename archivo_1.md to estilos.md</text:p>
      <text:p text:style-name="P30">67da0bb Create archivo_1.md</text:p>
      <text:p text:style-name="P31">167f211 Merge pull request #1 from Lidia-lcm/rama-local</text:p>
      <text:p text:style-name="P32">ddcaf01 (origin/rama-local) Creacion de carpeta y subida de imagen</text:p>
      <text:p text:style-name="P33">175fc71 Update README.md</text:p>
      <text:p text:style-name="P34">7103b6a<text:s/>Initial commit</text:p>
      <text:p text:style-name="P35"/>
      <text:p text:style-name="P36">Git log –stat:</text:p>
      <text:p text:style-name="Normal">commit 1e5de080656e43fc167129eeefd9e2340d9f0d33 (HEAD -&gt; main)</text:p>
      <text:p text:style-name="Normal">Author: ignacio &lt;isanchez649686@iesjuandepadilla.com&gt;</text:p>
      <text:p text:style-name="Normal">Date: <text:s text:c="2"/>Tue May 20 18:37:25 2025 +0200</text:p>
      <text:p text:style-name="Normal"/>
      <text:p text:style-name="Normal"><text:s text:c="4"/>Agrego mi sandwich.txt</text:p>
      <text:p text:style-name="Normal"/>
      <text:p text:style-name="Normal"><text:s/>Actividades/1.commit/sandwich.txt | 3 ++-</text:p>
      <text:p text:style-name="Normal"><text:s/>1 file changed, 2 insertions(+), 1 deletion(-)</text:p>
      <text:p text:style-name="Normal"/>
      <text:p text:style-name="Normal">commit 46fd28eab273092a147a532d5692f452a34da4ac</text:p>
      <text:p text:style-name="Normal">Author: ignacio &lt;isanchez649686@iesjuandepadilla.com&gt;</text:p>
      <text:p text:style-name="Normal">Date: <text:s text:c="2"/>Tue May 20 13:35:53 2025 +0200</text:p>
      <text:p text:style-name="Normal"/>
      <text:p text:style-name="Normal"><text:s text:c="4"/>Agrego salsas.txt</text:p>
      <text:p text:style-name="Normal"/>
      <text:p text:style-name="Normal"><text:s/>Actividades/1.commit/sandwich.txt | 10<text:s/>++++++++--</text:p>
      <text:p text:style-name="Normal"><text:s/>1 file changed, 8 insertions(+), 2 deletions(-)</text:p>
      <text:p text:style-name="Normal"/>
      <text:p text:style-name="Normal">commit 27ae2d4633df71d57f8caf6eba02df8e94cf9d91 (origin/main, origin/HEAD)</text:p>
      <text:p text:style-name="Normal">Author: Lidia-lcm &lt;lidialacalm@gmail.com&gt;</text:p>
      <text:p text:style-name="Normal">Date: <text:s text:c="2"/>Mon May 12 12:23:35 2025 +0200</text:p>
      <text:p text:style-name="Normal"/>
      <text:p text:style-name="Normal"><text:s text:c="4"/>Update README.md</text:p>
      <text:p text:style-name="Normal"/>
      <text:p text:style-name="Normal"><text:s/>Actividades/README.md | 11 ++++-------</text:p>
      <text:p text:style-name="Normal"><text:s/>1 file changed, 4 insertions(+), 7 deletions(-)</text:p>
      <text:p text:style-name="Normal"/>
      <text:p text:style-name="Normal">commit f6afc2592973b03bb453145cc563f6f7074c9a7f</text:p>
      <text:p text:style-name="Normal">Author: Lidia-lcm &lt;lidialacalm@gmail.com&gt;</text:p>
      <text:p text:style-name="Normal">: para salir Q</text:p>
      <text:p text:style-name="Normal"/>
      <text:p text:style-name="Normal">16: <text:s/>nos mostrara la bitácora de commits con un resumen de los archivos modificadores cada uno como en el de antes que podremos ver los archivos que he cambiado recientement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lack</meta:initial-creator>
    <dc:creator>black</dc:creator>
    <meta:creation-date>2025-05-20T16:23:00Z</meta:creation-date>
    <dc:date>2025-05-21T07:56:00Z</dc:date>
    <meta:template xlink:href="Normal.dotm" xlink:type="simple"/>
    <meta:editing-cycles>2</meta:editing-cycles>
    <meta:editing-duration>PT4200S</meta:editing-duration>
    <meta:document-statistic meta:page-count="3" meta:paragraph-count="5" meta:word-count="457" meta:character-count="2969" meta:row-count="20" meta:non-whitespace-character-count="2517"/>
  </office:meta>
</office:document-meta>
</file>